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Argument.HTTPArgument( String name , String value , String metaData , boolean alreadyEnco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Argument.HTTP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Argument.setUseEquals( boolean 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Argument.setAlwaysEncoded( boolean a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Argument.convertArgumentsToHTTP( Arguments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Argument.HTTPArgument( String name , String value , boolean alreadyEnco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Argument.isUseEqual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Argument.HTTPArgument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Argument.HTTPArgument( String name , String value , boolean alreadyEncoded , String content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TPArgument.HTTPArgument( String name , String value , String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Argument.isAlways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Argument.getEncoded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Argument.getEncoded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Argument.getEncodedValue( String content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Argument.setName( String new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Argument.HTTPArgument( Argumen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Argument.HTTPArgument( String name , String value , String metaData , boolean alreadyEncoded , String conten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